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zra SIL SR" svg:font-family="'Ezra SIL SR'"/>
    <style:font-face style:name="Lohit Hindi1" svg:font-family="'Lohit Hind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avid CLM1" svg:font-family="'David CLM'" style:font-adornments="Gras" style:font-pitch="variable"/>
    <style:font-face style:name="David CLM2" svg:font-family="'David CLM'" style:font-adornments="Italique gras" style:font-pitch="variable"/>
    <style:font-face style:name="David CLM" svg:font-family="'David CLM'" style:font-adornments="Normal" style:font-pitch="variable"/>
    <style:font-face style:name="Ezra SIL SR1" svg:font-family="'Ezra SIL SR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Italique gr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8pt" fo:language="zxx" fo:country="none" style:font-size-asian="18pt" style:language-asian="zxx" style:country-asian="none" style:font-name-complex="Ezra SIL SR1" style:font-size-complex="18pt" style:language-complex="zxx" style:country-complex="none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12c2d0"/>
    </style:style>
    <style:style style:name="P3" style:family="paragraph" style:parent-style-name="Standard">
      <style:text-properties officeooo:rsid="00145f43" officeooo:paragraph-rsid="00145f43"/>
    </style:style>
    <style:style style:name="P4" style:family="paragraph" style:parent-style-name="Standard">
      <style:paragraph-properties fo:text-align="end" style:justify-single-word="false" style:writing-mode="rl-tb"/>
      <style:text-properties fo:font-size="18pt" fo:language="zxx" fo:country="none" officeooo:paragraph-rsid="0015deda" style:font-size-asian="18pt" style:language-asian="zxx" style:country-asian="none" style:font-name-complex="Ezra SIL SR1" style:font-size-complex="18pt" style:language-complex="zxx" style:country-complex="none"/>
    </style:style>
    <style:style style:name="P5" style:family="paragraph" style:parent-style-name="Standard">
      <style:paragraph-properties fo:text-align="end" style:justify-single-word="false" style:writing-mode="rl-tb"/>
    </style:style>
    <style:style style:name="P6" style:family="paragraph" style:parent-style-name="Text_20_body">
      <style:text-properties officeooo:rsid="00145f43" officeooo:paragraph-rsid="00145f43"/>
    </style:style>
    <style:style style:name="P7" style:family="paragraph" style:parent-style-name="Text_20_body">
      <style:paragraph-properties fo:text-align="start" style:justify-single-word="false" style:writing-mode="lr-tb"/>
      <style:text-properties fo:font-size="12pt" officeooo:paragraph-rsid="0010c137" style:font-size-asian="12pt" style:font-name-complex="Ezra SIL SR1" style:font-size-complex="12pt"/>
    </style:style>
    <style:style style:name="P8" style:family="paragraph" style:parent-style-name="Text_20_body">
      <style:paragraph-properties fo:text-align="start" style:justify-single-word="false" style:writing-mode="lr-tb"/>
      <style:text-properties fo:font-size="12pt" officeooo:paragraph-rsid="00145f43" style:font-size-asian="12pt" style:font-name-complex="Ezra SIL SR1" style:font-size-complex="12pt"/>
    </style:style>
    <style:style style:name="P9" style:family="paragraph" style:parent-style-name="Heading_20_1">
      <style:text-properties officeooo:rsid="00145f43" officeooo:paragraph-rsid="00145f43"/>
    </style:style>
    <style:style style:name="T1" style:family="text">
      <style:text-properties officeooo:rsid="0010c137"/>
    </style:style>
    <style:style style:name="T2" style:family="text">
      <style:text-properties fo:background-color="#ff00ff" loext:char-shading-value="0"/>
    </style:style>
    <style:style style:name="T3" style:family="text">
      <style:text-properties officeooo:rsid="0012c2d0" fo:background-color="#ff00ff" loext:char-shading-value="0" style:font-name-complex="Ezra SIL SR"/>
    </style:style>
    <style:style style:name="T4" style:family="text">
      <style:text-properties fo:background-color="#00ff00" loext:char-shading-value="0"/>
    </style:style>
    <style:style style:name="T5" style:family="text">
      <style:text-properties officeooo:rsid="0012c2d0" fo:background-color="#00ff00" loext:char-shading-value="0" style:font-name-complex="Ezra SIL SR"/>
    </style:style>
    <style:style style:name="T6" style:family="text">
      <style:text-properties fo:font-size="18pt" fo:language="zxx" fo:country="none" style:font-size-asian="18pt" style:language-asian="zxx" style:country-asian="none" style:font-name-complex="Ezra SIL SR1" style:font-size-complex="18pt" style:language-complex="zxx" style:country-complex="none"/>
    </style:style>
    <style:style style:name="T7" style:family="text">
      <style:text-properties fo:font-size="18pt" fo:language="zxx" fo:country="none" officeooo:rsid="0010c137" style:font-size-asian="18pt" style:language-asian="zxx" style:country-asian="none" style:font-name-complex="Ezra SIL SR1" style:font-size-complex="18pt" style:language-complex="zxx" style:country-complex="none"/>
    </style:style>
    <style:style style:name="T8" style:family="text">
      <style:text-properties fo:font-size="18pt" fo:language="zxx" fo:country="none" officeooo:rsid="00145f43" style:font-size-asian="18pt" style:language-asian="zxx" style:country-asian="none" style:font-size-complex="18pt" style:language-complex="zxx" style:country-complex="none"/>
    </style:style>
    <style:style style:name="T9" style:family="text">
      <style:text-properties fo:font-size="18pt" fo:language="zxx" fo:country="none" officeooo:rsid="00145f43" style:font-size-asian="18pt" style:language-asian="zxx" style:country-asian="none" style:font-name-complex="Ezra SIL SR" style:font-size-complex="18pt" style:language-complex="zxx" style:country-complex="none"/>
    </style:style>
    <style:style style:name="T10" style:family="text">
      <style:text-properties fo:font-size="18pt" fo:language="zxx" fo:country="none" fo:background-color="#ff00ff" loext:char-shading-value="0" style:font-size-asian="18pt" style:language-asian="zxx" style:country-asian="none" style:font-name-complex="Ezra SIL SR1" style:font-size-complex="18pt" style:language-complex="zxx" style:country-complex="none"/>
    </style:style>
    <style:style style:name="T11" style:family="text">
      <style:text-properties fo:font-size="18pt" fo:language="zxx" fo:country="none" fo:background-color="#ffff00" loext:char-shading-value="0" style:font-size-asian="18pt" style:language-asian="zxx" style:country-asian="none" style:font-name-complex="Ezra SIL SR1" style:font-size-complex="18pt" style:language-complex="zxx" style:country-complex="none"/>
    </style:style>
    <style:style style:name="T12" style:family="text">
      <style:text-properties fo:font-size="18pt" fo:language="zxx" fo:country="none" fo:background-color="#00ff00" loext:char-shading-value="0" style:font-size-asian="18pt" style:language-asian="zxx" style:country-asian="none" style:font-name-complex="Ezra SIL SR1" style:font-size-complex="18pt" style:language-complex="zxx" style:country-complex="none"/>
    </style:style>
    <style:style style:name="T13" style:family="text">
      <style:text-properties fo:font-size="18pt" fo:language="zxx" fo:country="none" officeooo:rsid="0012c2d0" fo:background-color="#00ff00" loext:char-shading-value="0" style:font-size-asian="18pt" style:language-asian="zxx" style:country-asian="none" style:font-name-complex="Ezra SIL SR" style:font-size-complex="18pt" style:language-complex="zxx" style:country-complex="none"/>
    </style:style>
    <style:style style:name="T14" style:family="text">
      <style:text-properties fo:font-size="18pt" style:font-size-asian="18pt" style:font-name-complex="Ezra SIL SR1" style:font-size-complex="18pt"/>
    </style:style>
    <style:style style:name="T15" style:family="text">
      <style:text-properties fo:color="#dc0000" fo:font-size="18pt" fo:background-color="#ff00ff" loext:char-shading-value="0" style:font-size-asian="18pt" style:font-name-complex="Ezra SIL SR1" style:font-size-complex="18pt"/>
    </style:style>
    <style:style style:name="T16" style:family="text">
      <style:text-properties fo:color="#dc0000" fo:font-size="18pt" officeooo:rsid="0012c2d0" fo:background-color="#ff00ff" loext:char-shading-value="0" style:font-size-asian="18pt" style:font-name-complex="Ezra SIL SR" style:font-size-complex="18pt"/>
    </style:style>
    <style:style style:name="T17" style:family="text">
      <style:text-properties officeooo:rsid="00145f43"/>
    </style:style>
    <style:style style:name="T18" style:family="text">
      <style:text-properties officeooo:rsid="0014f520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15de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א </text:span><text:span text:style-name="T6">שִׁ֗יר לַֽ</text:span><text:span text:style-name="T11">מַּ֫עֲ</text:span><text:span text:style-name="T6">לֹ֥ות אֶשָּׂ֣א עֵ֭ינַי אֶל־</text:span><text:span text:style-name="T12">הֶ</text:span><text:span text:style-name="T13">ֽ</text:span><text:span text:style-name="T6">הָרִ֑ים מֵ֝אַ֗יִן יָבֹ֥א עֶזְרִֽי׃</text:span></text:p>
      <text:p text:style-name="P4"><text:span text:style-name="T1">ב </text:span>עֶ֭זְרִי מֵעִ֣ם יְהוָ֑ה עֹ֝שֵׂ֗ה שָׁמַ֥יִם וָאָֽרֶץ<text:tab/></text:p>
      <text:p text:style-name="P4"><text:span text:style-name="T1">ג </text:span>אַל־יִתֵּ֣ן לַמֹּ֣וט רַגְלֶ֑ךָ אַל־יָ֝נ֗וּם <text:span text:style-name="T2">שֹׁ</text:span>מְרֶֽךָ׃</text:p>
      <text:p text:style-name="P2"><text:span text:style-name="T7">ד </text:span><text:span text:style-name="T6">הִנֵּ֣ה לֹֽא־יָ֭נוּם וְלֹ֣א יִישָׁ֑ן </text:span><text:span text:style-name="T15">שׁ</text:span><text:span text:style-name="T16">֝</text:span><text:span text:style-name="T14">וֹמֵ֗ר</text:span><text:span text:style-name="T6"> יִשְׂרָאֵֽל׃</text:span></text:p>
      <text:p text:style-name="P1"><text:span text:style-name="T1">ה </text:span>יְהוָ֥ה <text:span text:style-name="T2">שֹׁ</text:span><text:span text:style-name="T3">ֽ</text:span>מְרֶ֑ךָ יְהוָ֥ה צִ֝לְּךָ֗ עַל־יַ֥ד יְמִינֶֽךָ׃</text:p>
      <text:p text:style-name="P1"><text:span text:style-name="T1">ו </text:span>יֹומָ֗ם הַשֶּׁ֥מֶשׁ לֹֽא־יַכֶּ֗כָּה וְיָרֵ֥חַ בַּלָּֽיְלָה׃</text:p>
      <text:p text:style-name="P1"><text:span text:style-name="T1">ז </text:span>יְֽהוָ֗ה יִשְׁמָרְךָ֥ מִכָּל־רָ֑ע יִ֝שְׁמֹ֗ר אֶת־נַפְשֶֽׁךָ׃</text:p>
      <text:p text:style-name="P1"><text:span text:style-name="T1">ח </text:span>יְֽהוָ֗ה יִשְׁמָר־<text:span text:style-name="T2">צֵ</text:span><text:span text:style-name="T3">ֽ</text:span>אתְךָ֥ וּבֹואֶ֑ךָ מֵֽ֝עַתָּ֗ה וְעַד־עֹולָֽם׃</text:p>
      <text:h text:style-name="P9" text:outline-level="1">Divergences</text:h>
      <text:p text:style-name="P6">Letteris 1882 : v4 manque ש à <text:span text:style-name="T15">שׁ</text:span><text:span text:style-name="T16">֝</text:span><text:span text:style-name="T14">וֹמֵ֗ר</text:span></text:p>
      <text:p text:style-name="P3">VD Hoogt <text:span text:style-name="T18">et Athias</text:span> : v3 comme Letteris_utf8 deux silluk : <text:span text:style-name="T10">שֹׁ</text:span><text:span text:style-name="T6">מְרֶֽךָ</text:span></text:p>
      <text:p text:style-name="P8"><text:tab/>‘’<text:tab/>: <text:span text:style-name="T17">v8 manque silluk sous le Mem <text:s/></text:span><text:span text:style-name="T8">מֵ</text:span><text:span text:style-name="T9">֝</text:span><text:span text:style-name="T8">עַתָּ֗ה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zra SIL SR" svg:font-family="'Ezra SIL SR'"/>
    <style:font-face style:name="Lohit Hindi1" svg:font-family="'Lohit Hind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avid CLM1" svg:font-family="'David CLM'" style:font-adornments="Gras" style:font-pitch="variable"/>
    <style:font-face style:name="David CLM2" svg:font-family="'David CLM'" style:font-adornments="Italique gras" style:font-pitch="variable"/>
    <style:font-face style:name="David CLM" svg:font-family="'David CLM'" style:font-adornments="Normal" style:font-pitch="variable"/>
    <style:font-face style:name="Ezra SIL SR1" svg:font-family="'Ezra SIL SR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Italique gr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cm" loext:contextual-spacing="false" fo:text-indent="0.499cm" style:auto-text-indent="false"/>
      <style:text-properties style:font-size-asian="10.5pt" style:font-name-complex="David CLM" style:font-family-complex="'David CLM'" style:font-style-name-complex="Normal" style:font-pitch-complex="variable" style:language-complex="he" style:country-complex="I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indent="0.499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21cm" loext:contextual-spacing="false" fo:text-align="center" style:justify-single-word="false"/>
      <style:text-properties style:font-name="Liberation Serif1" fo:font-family="'Liberation Serif'" style:font-style-name="Gras" style:font-family-generic="roman" style:font-pitch="variable" fo:font-size="150%" fo:font-weight="bold" style:font-size-asian="115%" style:font-weight-asian="bold" style:font-name-complex="David CLM1" style:font-family-complex="'David CLM'" style:font-style-name-complex="Gras" style:font-pitch-complex="variable" style:font-size-complex="150%" style:language-complex="he" style:country-complex="IL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21cm" fo:margin-bottom="0.21cm" loext:contextual-spacing="false" fo:text-align="center" style:justify-single-word="false" style:page-number="auto"/>
      <style:text-properties style:font-name="Liberation Serif2" fo:font-family="'Liberation Serif'" style:font-style-name="Italique gras" style:font-family-generic="roman" style:font-pitch="variable" fo:font-size="16pt" fo:font-style="italic" fo:font-weight="bold" style:font-size-asian="14pt" style:font-style-asian="italic" style:font-weight-asian="bold" style:font-name-complex="David CLM2" style:font-family-complex="'David CLM'" style:font-style-name-complex="Italique gras" style:font-pitch-complex="variable" style:font-size-complex="16pt" style:language-complex="he" style:country-complex="IL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1cm" fo:margin-bottom="0.21cm" loext:contextual-spacing="false" fo:text-align="center" style:justify-single-word="false" style:page-number="auto"/>
      <style:text-properties style:font-name="Liberation Serif1" fo:font-family="'Liberation Serif'" style:font-style-name="Gras" style:font-family-generic="roman" style:font-pitch="variable" fo:font-size="13pt" fo:font-weight="bold" style:font-size-asian="14pt" style:font-weight-asian="bold" style:font-name-complex="David CLM1" style:font-family-complex="'David CLM'" style:font-style-name-complex="Gras" style:font-pitch-complex="variable" style:font-size-complex="13pt" style:language-complex="he" style:country-complex="IL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2.76cm" fo:margin-right="0cm" fo:text-indent="-0.76cm" style:auto-text-indent="false">
        <style:tab-stops/>
      </style:paragraph-properties>
      <style:text-properties style:font-name="Liberation Serif2" fo:font-family="'Liberation Serif'" style:font-style-name="Italique gras" style:font-family-generic="roman" style:font-pitch="variable" fo:font-size="12pt" fo:font-style="italic" fo:font-weight="bold" style:font-size-asian="85%" style:font-style-asian="italic" style:font-weight-asian="bold" style:font-name-complex="David CLM2" style:font-family-complex="'David CLM'" style:font-style-name-complex="Italique gras" style:font-pitch-complex="variable" style:font-size-complex="12pt" style:language-complex="he" style:country-complex="IL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6:08:52.611442065</meta:creation-date>
    <dc:title>Poussin_style_perso</dc:title>
    <meta:generator>LibreOffice/6.2.7.1$Linux_X86_64 LibreOffice_project/20$Build-1</meta:generator>
    <meta:editing-duration>PT3H15M51S</meta:editing-duration>
    <meta:editing-cycles>12</meta:editing-cycles>
    <meta:initial-creator>GT </meta:initial-creator>
    <dc:date>2019-10-19T16:20:29.476895093</dc:date>
    <dc:creator>GT </dc:creator>
    <meta:document-statistic meta:table-count="0" meta:image-count="0" meta:object-count="0" meta:page-count="1" meta:paragraph-count="12" meta:word-count="84" meta:character-count="422" meta:non-whitespace-character-count="347"/>
    <meta:template xlink:type="simple" xlink:actuate="onRequest" xlink:title="Poussin_style_perso" xlink:href="../../../../../../../home/gilalya/.config/libreoffice/4/user/template/Poussin_style_perso1.ott" meta:date="2019-10-18T16:08:52.187166614"/>
  </office:meta>
</office:document-meta>
</file>